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TagTests.extendPageContext( Mock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belTagTests.simpleRenderWith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bel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belTagTests.simple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belTagTests.simpleRenderWithMap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bel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bel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TagTests.override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